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ＭＳ Ｐゴシック" svg:font-family="&quot;ＭＳ Ｐゴシック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200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4" table:default-cell-style-name="ce1"/>
        <table:table-column table:style-name="co2" table:number-columns-repeated="16380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無印：トンネル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tart</text:p>
          </table:table-cell>
          <table:table-cell office:value-type="float" office:value="11275" table:style-name="ce1">
            <text:p>11275</text:p>
          </table:table-cell>
          <table:table-cell office:value-type="float" office:value="434575" table:style-name="ce2">
            <text:p>43457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nd</text:p>
          </table:table-cell>
          <table:table-cell office:value-type="float" office:value="11835" table:style-name="ce1">
            <text:p>11835</text:p>
          </table:table-cell>
          <table:table-cell office:value-type="float" office:value="435135" table:style-name="ce2">
            <text:p>435135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14880" table:style-name="ce1">
            <text:p>14880</text:p>
          </table:table-cell>
          <table:table-cell office:value-type="float" office:value="438180" table:style-name="ce2">
            <text:p>438180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16430" table:style-name="ce1">
            <text:p>16430</text:p>
          </table:table-cell>
          <table:table-cell office:value-type="float" office:value="439730" table:style-name="ce2">
            <text:p>439730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16610" table:style-name="ce1">
            <text:p>16610</text:p>
          </table:table-cell>
          <table:table-cell office:value-type="float" office:value="439910" table:style-name="ce2">
            <text:p>439910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18000" table:style-name="ce1">
            <text:p>18000</text:p>
          </table:table-cell>
          <table:table-cell office:value-type="float" office:value="441300" table:style-name="ce2">
            <text:p>4413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池みたいなの</text:p>
          </table:table-cell>
          <table:table-cell office:value-type="float" office:value="22290" table:style-name="ce1">
            <text:p>22290</text:p>
          </table:table-cell>
          <table:table-cell office:value-type="float" office:value="445590" table:style-name="ce2">
            <text:p>445590</text:p>
          </table:table-cell>
          <table:table-cell office:value-type="string" table:style-name="ce1">
            <text:p>特大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float" office:value="23330" table:style-name="ce1">
            <text:p>23330</text:p>
          </table:table-cell>
          <table:table-cell office:value-type="float" office:value="446630" table:style-name="ce2">
            <text:p>446630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24060" table:style-name="ce1">
            <text:p>24060</text:p>
          </table:table-cell>
          <table:table-cell office:value-type="float" office:value="447360" table:style-name="ce2">
            <text:p>447360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24650" table:style-name="ce1">
            <text:p>24650</text:p>
          </table:table-cell>
          <table:table-cell office:value-type="float" office:value="447950" table:style-name="ce2">
            <text:p>44795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池みたいなの</text:p>
          </table:table-cell>
          <table:table-cell office:value-type="float" office:value="24960" table:style-name="ce1">
            <text:p>24960</text:p>
          </table:table-cell>
          <table:table-cell office:value-type="float" office:value="448260" table:style-name="ce2">
            <text:p>448260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float" office:value="25140" table:style-name="ce1">
            <text:p>25140</text:p>
          </table:table-cell>
          <table:table-cell office:value-type="float" office:value="448440" table:style-name="ce2">
            <text:p>44844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5320" table:style-name="ce1">
            <text:p>25320</text:p>
          </table:table-cell>
          <table:table-cell office:value-type="float" office:value="448620" table:style-name="ce2">
            <text:p>44862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6340" table:style-name="ce1">
            <text:p>26340</text:p>
          </table:table-cell>
          <table:table-cell office:value-type="float" office:value="449640" table:style-name="ce2">
            <text:p>44964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6545" table:style-name="ce1">
            <text:p>26545</text:p>
          </table:table-cell>
          <table:table-cell office:value-type="float" office:value="449845" table:style-name="ce2">
            <text:p>44984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7800" table:style-name="ce1">
            <text:p>27800</text:p>
          </table:table-cell>
          <table:table-cell office:value-type="float" office:value="451100" table:style-name="ce2">
            <text:p>45110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8690" table:style-name="ce1">
            <text:p>28690</text:p>
          </table:table-cell>
          <table:table-cell office:value-type="float" office:value="451990" table:style-name="ce2">
            <text:p>45199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29690" table:style-name="ce1">
            <text:p>29690</text:p>
          </table:table-cell>
          <table:table-cell office:value-type="float" office:value="452990" table:style-name="ce2">
            <text:p>45299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0760" table:style-name="ce1">
            <text:p>30760</text:p>
          </table:table-cell>
          <table:table-cell office:value-type="float" office:value="454060" table:style-name="ce2">
            <text:p>45406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1335" table:style-name="ce1">
            <text:p>31335</text:p>
          </table:table-cell>
          <table:table-cell office:value-type="float" office:value="454635" table:style-name="ce2">
            <text:p>45463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32975" table:style-name="ce1">
            <text:p>32975</text:p>
          </table:table-cell>
          <table:table-cell office:value-type="float" office:value="456275" table:style-name="ce2">
            <text:p>45627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41005" table:style-name="ce1">
            <text:p>41005</text:p>
          </table:table-cell>
          <table:table-cell office:value-type="float" office:value="464305" table:style-name="ce2">
            <text:p>46430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43565" table:style-name="ce1">
            <text:p>43565</text:p>
          </table:table-cell>
          <table:table-cell office:value-type="float" office:value="466865" table:style-name="ce2">
            <text:p>46686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46910" table:style-name="ce1">
            <text:p>46910</text:p>
          </table:table-cell>
          <table:table-cell office:value-type="float" office:value="470210" table:style-name="ce2">
            <text:p>47021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48985" table:style-name="ce1">
            <text:p>48985</text:p>
          </table:table-cell>
          <table:table-cell office:value-type="float" office:value="472285" table:style-name="ce2">
            <text:p>472285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52900" table:style-name="ce1">
            <text:p>52900</text:p>
          </table:table-cell>
          <table:table-cell office:value-type="float" office:value="476200" table:style-name="ce2">
            <text:p>476200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53180" table:style-name="ce1">
            <text:p>53180</text:p>
          </table:table-cell>
          <table:table-cell office:value-type="float" office:value="476480" table:style-name="ce2">
            <text:p>476480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54090" table:style-name="ce1">
            <text:p>54090</text:p>
          </table:table-cell>
          <table:table-cell office:value-type="float" office:value="477390" table:style-name="ce2">
            <text:p>47739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相生</text:p>
          </table:table-cell>
          <table:table-cell table:style-name="ce1"/>
          <table:table-cell office:value-type="float" office:value="423300" table:style-name="ce1">
            <text:p>423300</text:p>
          </table:table-cell>
          <table:table-cell table:number-columns-repeated="16381"/>
        </table:table-row>
        <table:table-row table:number-rows-repeated="14" table:style-name="ro1">
          <table:table-cell table:number-columns-repeated="2" table:style-name="ce1"/>
          <table:table-cell office:value-type="float" office:value="423300" table:style-name="ce1">
            <text:p>423300</text:p>
          </table:table-cell>
          <table:table-cell table:number-columns-repeated="16381"/>
        </table:table-row>
        <table:table-row table:number-rows-repeated="3" table:style-name="ro1">
          <table:table-cell table:number-columns-repeated="2"/>
          <table:table-cell office:value-type="float" office:value="423300" table:style-name="ce1">
            <text:p>423300</text:p>
          </table:table-cell>
          <table:table-cell table:number-columns-repeated="16381"/>
        </table:table-row>
        <table:table-row table:number-rows-repeated="104852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ＭＳ Ｐゴシック" svg:font-family="&quot;ＭＳ Ｐゴシック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middle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middle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middle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middle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color="#000000" fo:font-size="12pt" style:font-size-asian="12pt" style:font-size-complex="12pt"/>
    </style:style>
    <style:style style:name="Neutral" style:family="table-cell" style:data-style-name="N0">
      <style:table-cell-properties style:vertical-align="middle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ページ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dc:creator>HP</dc:creator>
    <meta:creation-date>2017-11-12T16:01:01Z</meta:creation-date>
    <dc:date>2017-11-26T09:18:05Z</dc:date>
    <meta:editing-cycles>1</meta:editing-cycles>
    <meta:editing-duration>PT0S</meta:editing-duration>
  </office:meta>
</office:document-meta>
</file>